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wmf;windows_formatname=&quot;Image WMF&quot;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visible-area-left="0in" draw:visible-area-top="0in" draw:visible-area-width="6.4984in" draw:visible-area-height="0.3122in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6.4984in" svg:height="0.3126in" draw:z-index="0"><draw:object-ole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5:22:05.061000000</meta:creation-date>
    <dc:date>2021-08-09T15:22:40.935000000</dc:date>
    <meta:editing-duration>PT36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Dev/7.3.0.0.alpha0$Windows_X86_64 LibreOffice_project/0ec10cff008eb2d8b2c4f5b5fa35b25162081e9e</meta:generator>
  </office:meta>
</office:document-meta>
</file>